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7a28" officeooo:paragraph-rsid="00057a28" style:font-weight-asian="bold" style:font-weight-complex="bold"/>
    </style:style>
    <style:style style:name="P2" style:family="paragraph" style:parent-style-name="Standard">
      <style:text-properties fo:font-size="14pt" fo:font-weight="bold" officeooo:rsid="00065aed" officeooo:paragraph-rsid="00065aed" style:font-weight-asian="bold" style:font-weight-complex="bold"/>
    </style:style>
    <style:style style:name="P3" style:family="paragraph" style:parent-style-name="Standard">
      <style:text-properties officeooo:rsid="00065aed" officeooo:paragraph-rsid="00065aed"/>
    </style:style>
    <style:style style:name="P4" style:family="paragraph" style:parent-style-name="Standard">
      <style:text-properties fo:font-size="12pt" fo:font-weight="bold" officeooo:rsid="00065aed" officeooo:paragraph-rsid="00065aed" style:font-weight-asian="bold" style:font-weight-complex="bold"/>
    </style:style>
    <style:style style:name="P5" style:family="paragraph" style:parent-style-name="Standard">
      <style:text-properties fo:font-size="16pt" fo:font-weight="bold" officeooo:rsid="00074664" officeooo:paragraph-rsid="00074664" style:font-weight-asian="bold" style:font-weight-complex="bold"/>
    </style:style>
    <style:style style:name="P6" style:family="paragraph" style:parent-style-name="Standard" style:list-style-name="L1">
      <style:text-properties fo:font-weight="bold" officeooo:rsid="00057a28" officeooo:paragraph-rsid="00057a28" style:font-weight-asian="bold" style:font-weight-complex="bold"/>
    </style:style>
    <style:style style:name="P7" style:family="paragraph" style:parent-style-name="Standard" style:list-style-name="L1">
      <style:text-properties officeooo:rsid="00057a28" officeooo:paragraph-rsid="00057a28"/>
    </style:style>
    <style:style style:name="P8" style:family="paragraph" style:parent-style-name="Standard" style:list-style-name="L1">
      <style:text-properties officeooo:rsid="00065aed" officeooo:paragraph-rsid="00065aed"/>
    </style:style>
    <style:style style:name="P9" style:family="paragraph" style:parent-style-name="Standard" style:list-style-name="L2">
      <style:text-properties officeooo:rsid="00065aed" officeooo:paragraph-rsid="00065aed"/>
    </style:style>
    <style:style style:name="P10" style:family="paragraph" style:parent-style-name="Standard" style:list-style-name="L4">
      <style:text-properties officeooo:rsid="00065aed" officeooo:paragraph-rsid="00065aed"/>
    </style:style>
    <style:style style:name="P11" style:family="paragraph" style:parent-style-name="Standard" style:list-style-name="L2">
      <style:text-properties officeooo:rsid="00074664" officeooo:paragraph-rsid="00074664"/>
    </style:style>
    <style:style style:name="P12" style:family="paragraph" style:parent-style-name="Standard" style:list-style-name="L3">
      <style:text-properties officeooo:rsid="00074664" officeooo:paragraph-rsid="00074664"/>
    </style:style>
    <style:style style:name="P13" style:family="paragraph" style:parent-style-name="Standard" style:list-style-name="L4">
      <style:text-properties officeooo:rsid="00074664" officeooo:paragraph-rsid="00074664"/>
    </style:style>
    <style:style style:name="P14" style:family="paragraph" style:parent-style-name="Standard" style:list-style-name="L2">
      <style:text-properties officeooo:rsid="00086967" officeooo:paragraph-rsid="00086967"/>
    </style:style>
    <style:style style:name="P15" style:family="paragraph" style:parent-style-name="Standard" style:list-style-name="L3">
      <style:text-properties fo:font-size="14pt" fo:font-weight="bold" officeooo:rsid="00074664" officeooo:paragraph-rsid="00074664" style:font-weight-asian="bold" style:font-weight-complex="bold"/>
    </style:style>
    <style:style style:name="T1" style:family="text">
      <style:text-properties officeooo:rsid="00074664"/>
    </style:style>
    <style:style style:name="T2" style:family="text">
      <style:text-properties officeooo:rsid="00078c21"/>
    </style:style>
    <style:style style:name="T3" style:family="text">
      <style:text-properties officeooo:rsid="0008cd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tions</text:p>
      <text:list xml:id="list8154062727484952597" text:style-name="L1">
        <text:list-item>
          <text:p text:style-name="P6">Mythe</text:p>
          <text:list>
            <text:list-item>
              <text:p text:style-name="P7">On parle de quelque chose d’existant qui est déformé dans un sens positif, utopique, imaginaire, pour embellir la réalité</text:p>
            </text:list-item>
            <text:list-item>
              <text:p text:style-name="P7">Ça peut aussi être totalement imaginaire, sans partir de quelque chose de réel</text:p>
            </text:list-item>
          </text:list>
        </text:list-item>
        <text:list-item>
          <text:p text:style-name="P6">Héro</text:p>
          <text:list>
            <text:list-item>
              <text:p text:style-name="P8">Peut faire référence à un personnage fictif ou réel qui a marqué la tradition, l’histoire, ou la vie quotidienne</text:p>
            </text:list-item>
            <text:list-item>
              <text:p text:style-name="P8">Qu’ils soient réels ou fictifs, les héros ont réalisés des exploits</text:p>
            </text:list-item>
            <text:list-item>
              <text:p text:style-name="P8">Ils sont protagonistes d’une histoire</text:p>
            </text:list-item>
          </text:list>
        </text:list-item>
      </text:list>
      <text:p text:style-name="P3"/>
      <text:p text:style-name="P3"/>
      <text:p text:style-name="P4">P. 68-69</text:p>
      <text:p text:style-name="P3">Lazos con « Mitos y Héroes »</text:p>
      <text:list xml:id="list7601229673928296421" text:style-name="L2">
        <text:list-item>
          <text:p text:style-name="P9">Doc 1</text:p>
          <text:list>
            <text:list-item>
              <text:p text:style-name="P9"/>
            </text:list-item>
          </text:list>
        </text:list-item>
        <text:list-item>
          <text:p text:style-name="P9">Doc 2</text:p>
          <text:list>
            <text:list-item>
              <text:p text:style-name="P9">La estatua de la libertad → <text:span text:style-name="T1">Los EEUU = un país de libertad</text:span></text:p>
              <text:list>
                <text:list-item>
                  <text:p text:style-name="P9">Pero los inmigrantes manifestan para sus libertades</text:p>
                </text:list-item>
              </text:list>
              <text:p text:style-name="P11">→ La libertad en los EEUU es un mito</text:p>
            </text:list-item>
          </text:list>
        </text:list-item>
        <text:list-item>
          <text:p text:style-name="P9">Doc 3</text:p>
          <text:list>
            <text:list-item>
              <text:p text:style-name="P14"/>
            </text:list-item>
          </text:list>
        </text:list-item>
        <text:list-item>
          <text:p text:style-name="P14">El sueño americano</text:p>
          <text:list>
            <text:list-item>
              <text:p text:style-name="P14">Los inmigrantes pensaban que en los EEUU hay una vida mejor</text:p>
            </text:list-item>
            <text:list-item>
              <text:p text:style-name="P14">No encuentran lo que buscaban</text:p>
            </text:list-item>
            <text:list-item>
              <text:p text:style-name="P14">Entonces el sueño americano es un mito</text:p>
            </text:list-item>
          </text:list>
        </text:list-item>
      </text:list>
      <text:p text:style-name="P3"/>
      <text:p text:style-name="P5">Grammaire :</text:p>
      <text:list xml:id="list3600183039048764534" text:style-name="L3">
        <text:list-item>
          <text:p text:style-name="P15">El superlativo</text:p>
          <text:list>
            <text:list-item>
              <text:p text:style-name="P12">Muy + adj</text:p>
              <text:p text:style-name="P12">= adj – [dernière <text:span text:style-name="T2">voyelle</text:span>] + ísimo(s)/ísima(s)</text:p>
              <text:list>
                <text:list-item>
                  <text:p text:style-name="P12">Linda <text:tab/><text:tab/>→ Lindísima</text:p>
                </text:list-item>
                <text:list-item>
                  <text:p text:style-name="P12">Guapa <text:tab/><text:tab/>→ Guapísima</text:p>
                </text:list-item>
                <text:list-item>
                  <text:p text:style-name="P12">Bueno <text:tab/><text:tab/>→ Buenísimo</text:p>
                </text:list-item>
                <text:list-item>
                  <text:p text:style-name="P12">Fuerte <text:tab/><text:tab/>→ Fuertísimo</text:p>
                </text:list-item>
                <text:list-item>
                  <text:p text:style-name="P12">Débil <text:tab/><text:tab/>→ D<text:span text:style-name="T3">ebilísimo</text:span></text:p>
                </text:list-item>
                <text:list-item>
                  <text:p text:style-name="P12">Importante <text:tab/>→ <text:span text:style-name="T2">Importantísimo</text:span></text:p>
                </text:list-item>
                <text:list-item>
                  <text:p text:style-name="P12">Loca <text:tab/><text:tab/>→ <text:span text:style-name="T2">Loquísima</text:span></text:p>
                </text:list-item>
                <text:list-item>
                  <text:p text:style-name="P12">Feo <text:tab/><text:tab/>→ <text:span text:style-name="T2">Feísimo</text:span></text:p>
                </text:list-item>
              </text:list>
            </text:list-item>
          </text:list>
        </text:list-item>
      </text:list>
      <text:p text:style-name="P3"/>
      <text:p text:style-name="P3"/>
      <text:p text:style-name="P2">Lexique :</text:p>
      <text:list xml:id="list53468113216456620" text:style-name="L4">
        <text:list-item>
          <text:p text:style-name="P10">Una hazaña = un exploit</text:p>
        </text:list-item>
        <text:list-item>
          <text:p text:style-name="P10">El protagonista</text:p>
        </text:list-item>
        <text:list-item>
          <text:p text:style-name="P10">Una estatua = une statue</text:p>
        </text:list-item>
        <text:list-item>
          <text:p text:style-name="P13">Embellecer = embellir</text:p>
          <text:p text:style-name="P13">Adornar</text:p>
        </text:list-item>
        <text:list-item>
          <text:p text:style-name="P13">Pretender = prétend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9:18:22.612000000</meta:creation-date>
    <dc:date>2018-12-07T08:31:13.534000000</dc:date>
    <meta:editing-duration>PT6M32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1" meta:word-count="234" meta:character-count="1170" meta:non-whitespace-character-count="995"/>
  </office:meta>
</office:document-meta>
</file>